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  <style:font-face style:name="Noto Naskh Arabic" svg:font-family="'Noto Naskh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16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33.02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41.2mm"/>
    </style:style>
    <style:style style:name="co10" style:family="table-column">
      <style:table-column-properties fo:break-before="auto" style:column-width="40.9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</office:automatic-styles>
  <office:body>
    <office:spreadsheet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bsErr_m</text:p>
          </table:table-cell>
          <table:table-cell office:value-type="string" calcext:value-type="string">
            <text:p>absErr_sd</text:p>
          </table:table-cell>
          <table:table-cell office:value-type="string" calcext:value-type="string">
            <text:p>c_loErr</text:p>
          </table:table-cell>
          <table:table-cell office:value-type="string" calcext:value-type="string">
            <text:p>ERBerr_m</text:p>
          </table:table-cell>
          <table:table-cell office:value-type="string" calcext:value-type="string">
            <text:p>ERBerr_sd</text:p>
          </table:table-cell>
          <table:table-cell office:value-type="string" calcext:value-type="string">
            <text:p>c_loERBerr</text:p>
          </table:table-cell>
          <table:table-cell office:value-type="string" calcext:value-type="string">
            <text:p>c_ERBerr_lt_2</text:p>
          </table:table-cell>
          <table:table-cell office:value-type="string" calcext:value-type="string">
            <text:p>pTag_m</text:p>
          </table:table-cell>
          <table:table-cell office:value-type="string" calcext:value-type="string">
            <text:p>pTag_m_w_ERBerr_lt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./results//carlos_ESS.txt</text:p>
          </table:table-cell>
          <table:table-cell office:value-type="float" office:value="634" calcext:value-type="float">
            <text:p>634</text:p>
          </table:table-cell>
          <table:table-cell office:value-type="float" office:value="262.044497046" calcext:value-type="float">
            <text:p>262.044497046</text:p>
          </table:table-cell>
          <table:table-cell office:value-type="float" office:value="828.696180289" calcext:value-type="float">
            <text:p>828.696180289</text:p>
          </table:table-cell>
          <table:table-cell office:value-type="float" office:value="517" calcext:value-type="float">
            <text:p>517</text:p>
          </table:table-cell>
          <table:table-cell office:value-type="float" office:value="5.30283911672" calcext:value-type="float">
            <text:p>5.3028391167</text:p>
          </table:table-cell>
          <table:table-cell office:value-type="float" office:value="8.04971293741" calcext:value-type="float">
            <text:p>8.0497129374</text:p>
          </table:table-cell>
          <table:table-cell office:value-type="float" office:value="445" calcext:value-type="float">
            <text:p>445</text:p>
          </table:table-cell>
          <table:table-cell office:value-type="float" office:value="380" calcext:value-type="float">
            <text:p>380</text:p>
          </table:table-cell>
          <table:table-cell office:value-type="float" office:value="525.426323702" calcext:value-type="float">
            <text:p>525.426323702</text:p>
          </table:table-cell>
          <table:table-cell office:value-type="float" office:value="354.795980579" calcext:value-type="float">
            <text:p>354.79598057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results//carlos_JSON.txt</text:p>
          </table:table-cell>
          <table:table-cell office:value-type="float" office:value="564" calcext:value-type="float">
            <text:p>564</text:p>
          </table:table-cell>
          <table:table-cell office:value-type="float" office:value="305.120315555" calcext:value-type="float">
            <text:p>305.120315555</text:p>
          </table:table-cell>
          <table:table-cell office:value-type="float" office:value="870.43659113" calcext:value-type="float">
            <text:p>870.43659113</text:p>
          </table:table-cell>
          <table:table-cell office:value-type="float" office:value="461" calcext:value-type="float">
            <text:p>461</text:p>
          </table:table-cell>
          <table:table-cell office:value-type="float" office:value="5.82446808511" calcext:value-type="float">
            <text:p>5.8244680851</text:p>
          </table:table-cell>
          <table:table-cell office:value-type="float" office:value="7.52131985603" calcext:value-type="float">
            <text:p>7.521319856</text:p>
          </table:table-cell>
          <table:table-cell office:value-type="float" office:value="365" calcext:value-type="float">
            <text:p>365</text:p>
          </table:table-cell>
          <table:table-cell office:value-type="float" office:value="180" calcext:value-type="float">
            <text:p>180</text:p>
          </table:table-cell>
          <table:table-cell office:value-type="float" office:value="586.188706655" calcext:value-type="float">
            <text:p>586.188706655</text:p>
          </table:table-cell>
          <table:table-cell office:value-type="float" office:value="371.61223977" calcext:value-type="float">
            <text:p>371.6122397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results//good-sounds_ESS.txt</text:p>
          </table:table-cell>
          <table:table-cell office:value-type="float" office:value="144" calcext:value-type="float">
            <text:p>144</text:p>
          </table:table-cell>
          <table:table-cell office:value-type="float" office:value="59.8973856209" calcext:value-type="float">
            <text:p>59.8973856209</text:p>
          </table:table-cell>
          <table:table-cell office:value-type="float" office:value="232.81846592" calcext:value-type="float">
            <text:p>232.81846592</text:p>
          </table:table-cell>
          <table:table-cell office:value-type="float" office:value="133" calcext:value-type="float">
            <text:p>133</text:p>
          </table:table-cell>
          <table:table-cell office:value-type="float" office:value="1.80555555556" calcext:value-type="float">
            <text:p>1.8055555556</text:p>
          </table:table-cell>
          <table:table-cell office:value-type="float" office:value="3.04429744171" calcext:value-type="float">
            <text:p>3.0442974417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631.883169014" calcext:value-type="float">
            <text:p>631.883169014</text:p>
          </table:table-cell>
          <table:table-cell office:value-type="float" office:value="586.825791033" calcext:value-type="float">
            <text:p>586.82579103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results//good-sounds_JSON.txt</text:p>
          </table:table-cell>
          <table:table-cell office:value-type="float" office:value="185" calcext:value-type="float">
            <text:p>185</text:p>
          </table:table-cell>
          <table:table-cell office:value-type="float" office:value="69.19112925" calcext:value-type="float">
            <text:p>69.19112925</text:p>
          </table:table-cell>
          <table:table-cell office:value-type="float" office:value="110.571245623" calcext:value-type="float">
            <text:p>110.571245623</text:p>
          </table:table-cell>
          <table:table-cell office:value-type="float" office:value="126" calcext:value-type="float">
            <text:p>126</text:p>
          </table:table-cell>
          <table:table-cell office:value-type="float" office:value="1.92972972973" calcext:value-type="float">
            <text:p>1.9297297297</text:p>
          </table:table-cell>
          <table:table-cell office:value-type="float" office:value="1.4483662492" calcext:value-type="float">
            <text:p>1.4483662492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624.041013237" calcext:value-type="float">
            <text:p>624.041013237</text:p>
          </table:table-cell>
          <table:table-cell office:value-type="float" office:value="499.209674466" calcext:value-type="float">
            <text:p>499.20967446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results//IOWA_ESS.txt</text:p>
          </table:table-cell>
          <table:table-cell office:value-type="float" office:value="225" calcext:value-type="float">
            <text:p>225</text:p>
          </table:table-cell>
          <table:table-cell office:value-type="float" office:value="426.249545244" calcext:value-type="float">
            <text:p>426.249545244</text:p>
          </table:table-cell>
          <table:table-cell office:value-type="float" office:value="911.593923545" calcext:value-type="float">
            <text:p>911.593923545</text:p>
          </table:table-cell>
          <table:table-cell office:value-type="float" office:value="170" calcext:value-type="float">
            <text:p>170</text:p>
          </table:table-cell>
          <table:table-cell office:value-type="float" office:value="5.89777777778" calcext:value-type="float">
            <text:p>5.8977777778</text:p>
          </table:table-cell>
          <table:table-cell office:value-type="float" office:value="10.1545061456" calcext:value-type="float">
            <text:p>10.1545061456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828.991317009" calcext:value-type="float">
            <text:p>828.991317009</text:p>
          </table:table-cell>
          <table:table-cell office:value-type="float" office:value="335.387616169" calcext:value-type="float">
            <text:p>335.38761616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results//philharmonia_guitar_ESS.txt</text:p>
          </table:table-cell>
          <table:table-cell office:value-type="float" office:value="106" calcext:value-type="float">
            <text:p>106</text:p>
          </table:table-cell>
          <table:table-cell office:value-type="float" office:value="98.7402633226" calcext:value-type="float">
            <text:p>98.7402633226</text:p>
          </table:table-cell>
          <table:table-cell office:value-type="float" office:value="222.481083495" calcext:value-type="float">
            <text:p>222.481083495</text:p>
          </table:table-cell>
          <table:table-cell office:value-type="float" office:value="82" calcext:value-type="float">
            <text:p>82</text:p>
          </table:table-cell>
          <table:table-cell office:value-type="float" office:value="3.67924528302" calcext:value-type="float">
            <text:p>3.679245283</text:p>
          </table:table-cell>
          <table:table-cell office:value-type="float" office:value="5.48333180943" calcext:value-type="float">
            <text:p>5.483331809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61.306998284" calcext:value-type="float">
            <text:p>361.306998284</text:p>
          </table:table-cell>
          <table:table-cell office:value-type="float" office:value="293.02288238" calcext:value-type="float">
            <text:p>293.0228823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results//philharmonia_violin_ESS.txt</text:p>
          </table:table-cell>
          <table:table-cell office:value-type="float" office:value="1502" calcext:value-type="float">
            <text:p>1502</text:p>
          </table:table-cell>
          <table:table-cell office:value-type="float" office:value="98.6181719752" calcext:value-type="float">
            <text:p>98.6181719752</text:p>
          </table:table-cell>
          <table:table-cell office:value-type="float" office:value="302.688760181" calcext:value-type="float">
            <text:p>302.688760181</text:p>
          </table:table-cell>
          <table:table-cell office:value-type="float" office:value="1269" calcext:value-type="float">
            <text:p>1269</text:p>
          </table:table-cell>
          <table:table-cell office:value-type="float" office:value="2.69840213049" calcext:value-type="float">
            <text:p>2.6984021305</text:p>
          </table:table-cell>
          <table:table-cell office:value-type="float" office:value="4.39179541351" calcext:value-type="float">
            <text:p>4.3917954135</text:p>
          </table:table-cell>
          <table:table-cell office:value-type="float" office:value="1265" calcext:value-type="float">
            <text:p>1265</text:p>
          </table:table-cell>
          <table:table-cell office:value-type="float" office:value="1259" calcext:value-type="float">
            <text:p>1259</text:p>
          </table:table-cell>
          <table:table-cell office:value-type="float" office:value="910.661040492" calcext:value-type="float">
            <text:p>910.661040492</text:p>
          </table:table-cell>
          <table:table-cell office:value-type="float" office:value="910.996292738" calcext:value-type="float">
            <text:p>910.99629273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:.B8])" office:value-type="float" office:value="3360" calcext:value-type="float">
            <text:p>3360</text:p>
          </table:table-cell>
          <table:table-cell table:formula="of:=SUMPRODUCT([.B2:.B8]; [.C2:.C8])/[.B10]" office:value-type="float" office:value="182.781774238003" calcext:value-type="float">
            <text:p>182.781774238</text:p>
          </table:table-cell>
          <table:table-cell/>
          <table:table-cell table:formula="of:=SUM([.E2:.E8])" office:value-type="float" office:value="2758" calcext:value-type="float">
            <text:p>2758</text:p>
          </table:table-cell>
          <table:table-cell table:formula="of:=SUMPRODUCT([.B2:.B8]; [.F2:.F8])/[.B10]" office:value-type="float" office:value="3.87916666666661" calcext:value-type="float">
            <text:p>3.8791666667</text:p>
          </table:table-cell>
          <table:table-cell/>
          <table:table-cell table:formula="of:=SUM([.H2:.H8])" office:value-type="float" office:value="2557" calcext:value-type="float">
            <text:p>2557</text:p>
          </table:table-cell>
          <table:table-cell table:formula="of:=SUM([.I2:.I8])" office:value-type="float" office:value="2298" calcext:value-type="float">
            <text:p>2298</text:p>
          </table:table-cell>
          <table:table-cell table:formula="of:=SUMPRODUCT([.B2:.B8];[.J2:.J8])/[.B10]" office:value-type="float" office:value="732.977367420078" calcext:value-type="float">
            <text:p>732.9773674201</text:p>
          </table:table-cell>
          <table:table-cell table:formula="of:=SUMPRODUCT([.B2:.B8];[.K2:.K8])/[.B10]" office:value-type="float" office:value="620.900514721759" calcext:value-type="float">
            <text:p>620.9005147218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% ERBerr &lt; mean:</text:p>
          </table:table-cell>
          <table:table-cell office:value-type="string" calcext:value-type="string">
            <text:p>% within one ERB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formula="of:=[.H10]/[.B10]" office:value-type="float" office:value="0.761011904761905" calcext:value-type="float">
            <text:p>0.7610119048</text:p>
          </table:table-cell>
          <table:table-cell table:formula="of:=[.I10]/[.B10]" office:value-type="float" office:value="0.683928571428571" calcext:value-type="float">
            <text:p>0.683928571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  <style:font-face style:name="Noto Naskh Arabic" svg:font-family="'Noto Naskh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Nimbus Sans L1" style:language-asian="zh" style:country-asian="CN" style:font-name-complex="Noto Naskh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8T18:02:00.615147057</dc:date>
    <meta:editing-duration>PT10M35S</meta:editing-duration>
    <meta:editing-cycles>2</meta:editing-cycles>
    <meta:generator>LibreOffice/4.4.7.2$Linux_X86_64 LibreOffice_project/40m0$Build-2</meta:generator>
    <meta:document-statistic meta:table-count="1" meta:cell-count="108" meta:object-count="0"/>
  </office:meta>
</office:document-meta>
</file>